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4951in"/>
    </style:style>
    <style:style style:name="Table1.B" style:family="table-column">
      <style:table-column-properties style:column-width="5.1972in"/>
    </style:style>
    <style:style style:name="Table1.C" style:family="table-column">
      <style:table-column-properties style:column-width="1.2326in"/>
    </style:style>
    <style:style style:name="Table1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1.C1" style:family="table-cell">
      <style:table-cell-properties style:vertical-align="middle" style:border-line-width="0.0007in 0.0139in 0.0007in" fo:padding="0.0194in" fo:border="0.05pt double #808080"/>
    </style:style>
    <style:style style:name="Table1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1.C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" style:family="table">
      <style:table-properties style:width="11.5417in" table:align="left"/>
    </style:style>
    <style:style style:name="Table2.A" style:family="table-column">
      <style:table-column-properties style:column-width="0.4556in"/>
    </style:style>
    <style:style style:name="Table2.B" style:family="table-column">
      <style:table-column-properties style:column-width="0.8625in"/>
    </style:style>
    <style:style style:name="Table2.C" style:family="table-column">
      <style:table-column-properties style:column-width="0.7375in"/>
    </style:style>
    <style:style style:name="Table2.D" style:family="table-column">
      <style:table-column-properties style:column-width="0.4444in"/>
    </style:style>
    <style:style style:name="Table2.E" style:family="table-column">
      <style:table-column-properties style:column-width="0.7014in"/>
    </style:style>
    <style:style style:name="Table2.F" style:family="table-column">
      <style:table-column-properties style:column-width="0.7743in"/>
    </style:style>
    <style:style style:name="Table2.R" style:family="table-column">
      <style:table-column-properties style:column-width="0.7701in"/>
    </style:style>
    <style:style style:name="Table2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2.R1" style:family="table-cell">
      <style:table-cell-properties style:vertical-align="middle" style:border-line-width="0.0007in 0.0139in 0.0007in" fo:padding="0.0194in" fo:border="0.05pt double #808080"/>
    </style:style>
    <style:style style:name="Table2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2.R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10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11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12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13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14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15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16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17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18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19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20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21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22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23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24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Table2.P25" style:family="table-cell">
      <style:table-cell-properties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>
      <style:paragraph-properties fo:margin-top="0in" fo:margin-bottom="0in" fo:text-align="center" style:justify-single-word="false"/>
    </style:style>
    <style:style style:name="T1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MRT Disk Space</text:h>
      <text:section text:style-name="Sect1" text:name="bodyContent">
        <text:p text:style-name="Text_20_body"/>
        <text:section text:style-name="Sect1" text:name="contentSub">
          <text:p text:style-name="Text_20_body"/>
        </text:section>
        <text:p text:style-name="Text_20_body">Main Page: <text:a xlink:type="simple" xlink:href="http://cita.utoronto.ca/%7Epen/wiki/index.php/CTA399">CTA399</text:a> </text:p>
        <text:p text:style-name="Text_20_body">Disk Space &gt; 200G and mounting as of July 29 2013: </text:p>
        <text:p text:style-name="Preformatted_20_Text">node35: none</text:p>
        <text:p text:style-name="Preformatted_20_Text">192.168.15.48:/mnt/EoRd</text:p>
        <text:p text:style-name="Preformatted_20_Text"><text:s text:c="22"/>931G <text:s/>712G <text:s/>173G <text:s/>81% /mnt/EoR_correlation</text:p>
        <text:p text:style-name="Preformatted_20_Text">none36: none</text:p>
        <text:p text:style-name="Preformatted_20_Text">192.168.15.48:/mnt/EoRc</text:p>
        <text:p text:style-name="Preformatted_20_Text"><text:s text:c="22"/>931G <text:s/>771G <text:s/>114G <text:s/>88% /mnt/EoR_correlation</text:p>
        <text:p text:style-name="Preformatted_20_Text">node37: none</text:p>
        <text:p text:style-name="Preformatted_20_Text">192.168.15.37:/mnt/EoRc</text:p>
        <text:p text:style-name="Preformatted_20_Text"><text:s text:c="22"/>931G <text:s/>869G <text:s text:c="2"/>16G <text:s/>99% /mnt/EoR_correlation</text:p>
        <text:p text:style-name="Preformatted_20_Text">node38: none</text:p>
        <text:p text:style-name="Preformatted_20_Text">192.168.15.44:/mnt/EoRd</text:p>
        <text:p text:style-name="Preformatted_20_Text"><text:s text:c="22"/>931G <text:s/>728G <text:s/>157G <text:s/>83% /mnt/EoR_correlation</text:p>
        <text:p text:style-name="Preformatted_20_Text">node39: none</text:p>
        <text:p text:style-name="Preformatted_20_Text">192.168.15.39:/mnt/EoRb</text:p>
        <text:p text:style-name="Preformatted_20_Text"><text:s text:c="22"/>931G <text:s/>882G <text:s/>2.7G 100% /mnt/EoR_correlation</text:p>
        <text:p text:style-name="Preformatted_20_Text">node40:</text:p>
        <text:p text:style-name="Preformatted_20_Text">/dev/sdb2 <text:s text:c="12"/>931G <text:s/>200M <text:s/>884G <text:s text:c="2"/>1% /mnt/EoRb</text:p>
        <text:p text:style-name="Preformatted_20_Text">/dev/sdc2 <text:s text:c="12"/>931G <text:s/>258G <text:s/>627G <text:s/>30% /mnt/EoRc</text:p>
        <text:p text:style-name="Preformatted_20_Text">/dev/sda2 <text:s text:c="12"/>931G <text:s/>598G <text:s/>287G <text:s/>68% /mnt/EoRa</text:p>
        <text:p text:style-name="Preformatted_20_Text">/dev/sda3 <text:s text:c="12"/>433G <text:s/>5.8G <text:s/>405G <text:s text:c="2"/>2% /mnt/rawa</text:p>
        <text:p text:style-name="Preformatted_20_Text">/dev/sdc3 <text:s text:c="12"/>433G <text:s text:c="2"/>13G <text:s/>398G <text:s text:c="2"/>4% /mnt/rawc</text:p>
        <text:p text:style-name="Preformatted_20_Text">/dev/sdb3 <text:s text:c="12"/>433G <text:s/>2.8G <text:s/>408G <text:s text:c="2"/>1% /mnt/rawb</text:p>
        <text:p text:style-name="Preformatted_20_Text"/>
        <text:p text:style-name="Preformatted_20_Text">node41:</text:p>
        <text:p text:style-name="Preformatted_20_Text">/dev/sda1 <text:s text:c="12"/>466G <text:s/>560K <text:s/>466G <text:s text:c="2"/>1% /mnt/a</text:p>
        <text:p text:style-name="Preformatted_20_Text">/dev/sdc1 <text:s text:c="12"/>466G <text:s/>560K <text:s/>466G <text:s text:c="2"/>1% /mnt/b</text:p>
        <text:p text:style-name="Preformatted_20_Text">/dev/sdb1 <text:s text:c="12"/>466G <text:s/>560K <text:s/>466G <text:s text:c="2"/>1% /mnt/c</text:p>
        <text:p text:style-name="Preformatted_20_Text">/dev/sdd1 <text:s text:c="12"/>466G <text:s/>560K <text:s/>466G <text:s text:c="2"/>1% /mnt/d</text:p>
        <text:p text:style-name="Preformatted_20_Text"/>
        <text:p text:style-name="Preformatted_20_Text">node42</text:p>
        <text:p text:style-name="Preformatted_20_Text">/dev/sdb1 <text:s text:c="12"/>500G <text:s/>544K <text:s/>500G <text:s text:c="2"/>1% /mnt/c</text:p>
        <text:p text:style-name="Preformatted_20_Text">/dev/sda2 <text:s text:c="12"/>931G <text:s/>430G <text:s/>456G <text:s/>49% /mnt/EoRa</text:p>
        <text:p text:style-name="Preformatted_20_Text">/dev/sdb2 <text:s text:c="12"/>931G <text:s/>1.1M <text:s/>931G <text:s text:c="2"/>1% /mnt/EoRb</text:p>
        <text:p text:style-name="Preformatted_20_Text">/dev/sdd3 <text:s text:c="12"/>433G <text:s text:c="2"/>94G <text:s/>318G <text:s/>23% /mnt/rawd</text:p>
        <text:p text:style-name="Preformatted_20_Text">/dev/sdc3 <text:s text:c="12"/>433G <text:s text:c="2"/>11G <text:s/>400G <text:s text:c="2"/>3% /mnt/rawc</text:p>
        <text:p text:style-name="Preformatted_20_Text">/dev/sdb3 <text:s text:c="12"/>433G <text:s/>544K <text:s/>433G <text:s text:c="2"/>1% /mnt/rawb</text:p>
        <text:p text:style-name="Preformatted_20_Text">/dev/sda3 <text:s text:c="12"/>433G <text:s text:c="2"/>22G <text:s/>390G <text:s text:c="2"/>6% /mnt/rawa</text:p>
        <text:p text:style-name="Preformatted_20_Text">192.168.15.43:/mnt/EoRb</text:p>
        <text:p text:style-name="Preformatted_20_Text"><text:s text:c="22"/>931G <text:s/>885G <text:s text:c="4"/>0 100% /mnt/EoR_correlation</text:p>
        <text:p text:style-name="Preformatted_20_Text">192.168.15.42:/mnt/EoRc</text:p>
        <text:p text:style-name="Preformatted_20_Text"><text:s text:c="22"/>931G <text:s/>885G <text:s text:c="4"/>0 100% /mnt/EoR_correlation</text:p>
        <text:p text:style-name="Preformatted_20_Text">node43:</text:p>
        <text:p text:style-name="Preformatted_20_Text">/dev/sda1 <text:s text:c="12"/>500G <text:s/>143G <text:s/>358G <text:s/>29% /mnt/a</text:p>
        <text:p text:style-name="Preformatted_20_Text">/dev/sdc1 <text:s text:c="12"/>500G <text:s/>164G <text:s/>336G <text:s/>33% /mnt/b</text:p>
        <text:p text:style-name="Preformatted_20_Text">/dev/sdb1 <text:s text:c="12"/>500G <text:s text:c="2"/>82G <text:s/>419G <text:s/>17% /mnt/c</text:p>
        <text:p text:style-name="Preformatted_20_Text">/dev/sdd1 <text:s text:c="12"/>500G <text:s/>146G <text:s/>355G <text:s/>30% /mnt/d</text:p>
        <text:p text:style-name="Preformatted_20_Text">/dev/sdb2 <text:s text:c="12"/>931G <text:s/>498G <text:s/>387G <text:s/>57% /mnt/EoRb</text:p>
        <text:p text:style-name="Preformatted_20_Text"><text:soft-page-break/>/dev/sdc2 <text:s text:c="12"/>931G <text:s/>582G <text:s/>304G <text:s/>66% /mnt/EoRc</text:p>
        <text:p text:style-name="Preformatted_20_Text">/dev/sdd2 <text:s text:c="12"/>931G <text:s/>579G <text:s/>306G <text:s/>66% /mnt/EoRd</text:p>
        <text:p text:style-name="Preformatted_20_Text">/dev/sdd3 <text:s text:c="12"/>433G <text:s text:c="2"/>56G <text:s/>356G <text:s/>14% /mnt/rawd</text:p>
        <text:p text:style-name="Preformatted_20_Text">/dev/sda3 <text:s text:c="12"/>433G <text:s text:c="2"/>30G <text:s/>381G <text:s text:c="2"/>8% /mnt/rawa</text:p>
        <text:p text:style-name="Preformatted_20_Text">/dev/sdb3 <text:s text:c="12"/>433G <text:s text:c="2"/>37G <text:s/>375G <text:s text:c="2"/>9% /mnt/rawb</text:p>
        <text:p text:style-name="Preformatted_20_Text">/dev/sdc3 <text:s text:c="12"/>433G <text:s text:c="2"/>52G <text:s/>360G <text:s/>13% /mnt/rawc</text:p>
        <text:p text:style-name="Preformatted_20_Text">192.168.15.43:/mnt/EoRa</text:p>
        <text:p text:style-name="Preformatted_20_Text"><text:s text:c="22"/>931G <text:s/>735G <text:s/>150G <text:s/>84% /mnt/EoR_correlation</text:p>
        <text:p text:style-name="Preformatted_20_Text">node44:</text:p>
        <text:p text:style-name="Preformatted_20_Text">/dev/sda1 <text:s text:c="12"/>500G <text:s/>143G <text:s/>358G <text:s/>29% /mnt/a</text:p>
        <text:p text:style-name="Preformatted_20_Text">/dev/sdc1 <text:s text:c="12"/>500G <text:s/>164G <text:s/>337G <text:s/>33% /mnt/b</text:p>
        <text:p text:style-name="Preformatted_20_Text">/dev/sdb1 <text:s text:c="12"/>500G <text:s/>126G <text:s/>375G <text:s/>26% /mnt/c</text:p>
        <text:p text:style-name="Preformatted_20_Text">/dev/sdd1 <text:s text:c="12"/>500G <text:s/>146G <text:s/>355G <text:s/>30% /mnt/d</text:p>
        <text:p text:style-name="Preformatted_20_Text">/dev/sdc2 <text:s text:c="12"/>931G <text:s/>663G <text:s/>222G <text:s/>75% /mnt/EoRc</text:p>
        <text:p text:style-name="Preformatted_20_Text">/dev/sdb2 <text:s text:c="12"/>931G <text:s/>482G <text:s/>403G <text:s/>55% /mnt/EoRb</text:p>
        <text:p text:style-name="Preformatted_20_Text">192.168.15.44:/mnt/EoRa</text:p>
        <text:p text:style-name="Preformatted_20_Text"><text:s text:c="22"/>931G <text:s/>764G <text:s/>121G <text:s/>87% /mnt/EoR_correlation</text:p>
        <text:p text:style-name="Preformatted_20_Text">node45:none</text:p>
        <text:p text:style-name="Preformatted_20_Text">192.168.15.44:/mnt/EoRc</text:p>
        <text:p text:style-name="Preformatted_20_Text"><text:s text:c="22"/>931G <text:s/>663G <text:s/>222G <text:s/>75% /mnt/EoR_correlation</text:p>
        <text:p text:style-name="Preformatted_20_Text">node46: </text:p>
        <text:p text:style-name="Preformatted_20_Text">/dev/sdd1 <text:s text:c="12"/>500G <text:s/>169G <text:s/>332G <text:s/>34% /mnt/c</text:p>
        <text:p text:style-name="Preformatted_20_Text">/dev/sde2 <text:s text:c="12"/>931G <text:s/>285G <text:s/>600G <text:s/>33% /mnt/EoRa</text:p>
        <text:p text:style-name="Preformatted_20_Text">/dev/sdd2 <text:s text:c="12"/>931G <text:s/>585G <text:s/>300G <text:s/>67% /mnt/EoRd</text:p>
        <text:p text:style-name="Preformatted_20_Text">192.168.15.46:/mnt/EoRc</text:p>
        <text:p text:style-name="Preformatted_20_Text"><text:s text:c="22"/>931G <text:s/>859G <text:s text:c="2"/>26G <text:s/>98% /mnt/EoR_correlation</text:p>
        <text:p text:style-name="Preformatted_20_Text">node47:</text:p>
        <text:p text:style-name="Preformatted_20_Text">/dev/sda1 <text:s text:c="12"/>500G <text:s text:c="2"/>43G <text:s/>458G <text:s text:c="2"/>9% /mnt/a</text:p>
        <text:p text:style-name="Preformatted_20_Text">/dev/sdc1 <text:s text:c="12"/>500G <text:s text:c="2"/>61G <text:s/>440G <text:s/>13% /mnt/b</text:p>
        <text:p text:style-name="Preformatted_20_Text">/dev/sdb1 <text:s text:c="12"/>500G <text:s/>256G <text:s/>245G <text:s/>52% /mnt/c</text:p>
        <text:p text:style-name="Preformatted_20_Text">/dev/sdd1 <text:s text:c="12"/>500G <text:s text:c="2"/>13G <text:s/>488G <text:s text:c="2"/>3% /mnt/d</text:p>
        <text:p text:style-name="Preformatted_20_Text">/dev/sdb2 <text:s text:c="12"/>931G <text:s/>353G <text:s/>532G <text:s/>40% /mnt/EoRb</text:p>
        <text:p text:style-name="Preformatted_20_Text">/dev/sdd2 <text:s text:c="12"/>931G <text:s/>602G <text:s/>283G <text:s/>69% /mnt/EoRd</text:p>
        <text:p text:style-name="Preformatted_20_Text">192.168.15.47:/mnt/EoRa</text:p>
        <text:p text:style-name="Preformatted_20_Text"><text:s text:c="22"/>931G <text:s/>728G <text:s/>157G <text:s/>83% /mnt/EoR_correlation</text:p>
        <text:p text:style-name="Preformatted_20_Text">node48:</text:p>
        <text:p text:style-name="Preformatted_20_Text">/dev/sda1 <text:s text:c="12"/>500G <text:s/>156G <text:s/>345G <text:s/>32% /mnt/a</text:p>
        <text:p text:style-name="Preformatted_20_Text">/dev/sdc1 <text:s text:c="12"/>500G <text:s/>164G <text:s/>337G <text:s/>33% /mnt/b</text:p>
        <text:p text:style-name="Preformatted_20_Text">/dev/sdb1 <text:s text:c="12"/>500G <text:s/>222G <text:s/>279G <text:s/>45% /mnt/c</text:p>
        <text:p text:style-name="Preformatted_20_Text">/dev/sdd1 <text:s text:c="12"/>500G <text:s/>126G <text:s/>375G <text:s/>26% /mnt/d</text:p>
        <text:p text:style-name="Preformatted_20_Text">/dev/sdd1 <text:s text:c="12"/>500G <text:s/>126G <text:s/>375G <text:s/>26% /mnt/pulsar</text:p>
        <text:p text:style-name="Preformatted_20_Text">/dev/sdb2 <text:s text:c="12"/>931G <text:s/>200M <text:s/>884G <text:s text:c="2"/>1% /mnt/EoRb</text:p>
        <text:p text:style-name="Preformatted_20_Text">/dev/sda2 <text:s text:c="12"/>931G <text:s/>569G <text:s/>316G <text:s/>65% /mnt/EoRa</text:p>
        <text:p text:style-name="Preformatted_20_Text">192.168.15.48:/mnt/EoRa</text:p>
        <text:p text:style-name="Preformatted_20_Text"><text:s text:c="22"/>931G <text:s/>569G <text:s/>316G <text:s/>65% /mnt/EoR_correlation</text:p>
        <text:p text:style-name="Preformatted_20_Text">node49:</text:p>
        <text:p text:style-name="Preformatted_20_Text">/dev/sdf2 <text:s text:c="12"/>932G <text:s/>243G <text:s/>690G <text:s/>27% /mnt/b</text:p>
        <text:p text:style-name="Preformatted_20_Text">/dev/sdb1 <text:s text:c="12"/>932G <text:s/>514G <text:s/>419G <text:s/>56% /mnt/c</text:p>
        <text:p text:style-name="Preformatted_20_Text">/dev/sdb1 <text:s text:c="12"/>932G <text:s/>514G <text:s/>419G <text:s/>56% /mnt/d</text:p>
        <text:p text:style-name="Preformatted_20_Text">/dev/sdc1 <text:s text:c="12"/>932G <text:s/>292G <text:s/>641G <text:s/>32% /mnt/DISK1</text:p>
        <text:p text:style-name="Preformatted_20_Text">192.168.15.42:/mnt/EoRa</text:p>
        <text:p text:style-name="Preformatted_20_Text"><text:s text:c="22"/>931G <text:s/>430G <text:s/>456G <text:s/>49% /mnt/EoR_correlation</text:p>
        <text:p text:style-name="Preformatted_20_Text">node50:</text:p>
        <text:p text:style-name="Preformatted_20_Text">/dev/sde2 <text:s text:c="12"/>932G <text:s/>311G <text:s/>621G <text:s/>34% /mnt/a</text:p>
        <text:p text:style-name="Preformatted_20_Text">/dev/sdf2 <text:s text:c="12"/>932G <text:s/>311G <text:s/>621G <text:s/>34% /mnt/b</text:p>
        <text:p text:style-name="Preformatted_20_Text">/dev/sdb1 <text:s text:c="12"/>932G <text:s/>325G <text:s/>608G <text:s/>35% /mnt/c</text:p>
        <text:p text:style-name="Preformatted_20_Text">/dev/sdb1 <text:s text:c="12"/>932G <text:s/>325G <text:s/>608G <text:s/>35% /mnt/d</text:p>
        <text:p text:style-name="Preformatted_20_Text">test2:/mnt/code <text:s text:c="6"/>276G <text:s/>237G <text:s text:c="2"/>26G <text:s/>91% /mnt/code</text:p>
        <text:p text:style-name="Preformatted_20_Text"><text:soft-page-break/>/dev/sdc1 <text:s text:c="12"/>932G <text:s/>292G <text:s/>641G <text:s/>32% /mnt/DISK1</text:p>
        <text:p text:style-name="Preformatted_20_Text">192.168.15.48:/mnt/EoRc</text:p>
        <text:p text:style-name="P1"><text:s text:c="22"/>931G <text:s/>771G <text:s/>114G <text:s/>88% /mnt/EoR_correlation</text:p>
        <text:p text:style-name="Text_20_body"><text:span text:style-name="T1">Dell nodes:</text:span> 33-38, 45, 46 </text:p>
        <text:p text:style-name="P3"><text:span text:style-name="T1">nodes 111-118 disks 1-4/gsbuser/VLBI space information</text:span> 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Table_20_Heading">Node </text:p>
            </table:table-cell>
            <table:table-cell table:style-name="Table1.A1" office:value-type="string">
              <text:p text:style-name="Table_20_Heading">Locationhttp://en.wikipedia.org/wiki/Wikipedia:Advanced_table_formatting </text:p>
            </table:table-cell>
            <table:table-cell table:style-name="Table1.C1" office:value-type="string">
              <text:p text:style-name="Table_20_Heading">Available Space </text:p>
            </table:table-cell>
          </table:table-row>
          <table:table-row>
            <table:table-cell table:style-name="Table1.A2" office:value-type="string">
              <text:p text:style-name="Table_20_Contents">111 </text:p>
            </table:table-cell>
            <table:table-cell table:style-name="Table1.A2" office:value-type="string">
              <text:p text:style-name="Table_20_Contents">/disk1 </text:p>
            </table:table-cell>
            <table:table-cell table:style-name="Table1.C2" office:value-type="string">
              <text:p text:style-name="Table_20_Contents">59G </text:p>
            </table:table-cell>
          </table:table-row>
          <table:table-row>
            <table:table-cell table:style-name="Table1.A2" office:value-type="string">
              <text:p text:style-name="Table_20_Contents">111 </text:p>
            </table:table-cell>
            <table:table-cell table:style-name="Table1.A2" office:value-type="string">
              <text:p text:style-name="Table_20_Contents">/disk2 </text:p>
            </table:table-cell>
            <table:table-cell table:style-name="Table1.C2" office:value-type="string">
              <text:p text:style-name="Table_20_Contents">59G </text:p>
            </table:table-cell>
          </table:table-row>
          <table:table-row>
            <table:table-cell table:style-name="Table1.A2" office:value-type="string">
              <text:p text:style-name="Table_20_Contents">111 </text:p>
            </table:table-cell>
            <table:table-cell table:style-name="Table1.A2" office:value-type="string">
              <text:p text:style-name="Table_20_Contents">disk3 </text:p>
            </table:table-cell>
            <table:table-cell table:style-name="Table1.C2" office:value-type="string">
              <text:p text:style-name="Table_20_Contents">50G </text:p>
            </table:table-cell>
          </table:table-row>
          <table:table-row>
            <table:table-cell table:style-name="Table1.A2" office:value-type="string">
              <text:p text:style-name="Table_20_Contents">111 </text:p>
            </table:table-cell>
            <table:table-cell table:style-name="Table1.A2" office:value-type="string">
              <text:p text:style-name="Table_20_Contents">/disk4 </text:p>
            </table:table-cell>
            <table:table-cell table:style-name="Table1.C2" office:value-type="string">
              <text:p text:style-name="Table_20_Contents">35G </text:p>
            </table:table-cell>
          </table:table-row>
          <table:table-row>
            <table:table-cell table:style-name="Table1.A2" office:value-type="string">
              <text:p text:style-name="Table_20_Contents">112 </text:p>
            </table:table-cell>
            <table:table-cell table:style-name="Table1.A2" office:value-type="string">
              <text:p text:style-name="Table_20_Contents">/disk1 </text:p>
            </table:table-cell>
            <table:table-cell table:style-name="Table1.C2" office:value-type="string">
              <text:p text:style-name="Table_20_Contents">139G </text:p>
            </table:table-cell>
          </table:table-row>
          <table:table-row>
            <table:table-cell table:style-name="Table1.A2" office:value-type="string">
              <text:p text:style-name="Table_20_Contents">112 </text:p>
            </table:table-cell>
            <table:table-cell table:style-name="Table1.A2" office:value-type="string">
              <text:p text:style-name="Table_20_Contents">/disk2 </text:p>
            </table:table-cell>
            <table:table-cell table:style-name="Table1.C2" office:value-type="string">
              <text:p text:style-name="Table_20_Contents">143G </text:p>
            </table:table-cell>
          </table:table-row>
          <table:table-row>
            <table:table-cell table:style-name="Table1.A2" office:value-type="string">
              <text:p text:style-name="Table_20_Contents">112 </text:p>
            </table:table-cell>
            <table:table-cell table:style-name="Table1.A2" office:value-type="string">
              <text:p text:style-name="Table_20_Contents">/disk3 </text:p>
            </table:table-cell>
            <table:table-cell table:style-name="Table1.C2" office:value-type="string">
              <text:p text:style-name="Table_20_Contents">106G </text:p>
            </table:table-cell>
          </table:table-row>
          <table:table-row>
            <table:table-cell table:style-name="Table1.A2" office:value-type="string">
              <text:p text:style-name="Table_20_Contents">112 </text:p>
            </table:table-cell>
            <table:table-cell table:style-name="Table1.A2" office:value-type="string">
              <text:p text:style-name="Table_20_Contents">/disk4 </text:p>
            </table:table-cell>
            <table:table-cell table:style-name="Table1.C2" office:value-type="string">
              <text:p text:style-name="Table_20_Contents">255G </text:p>
            </table:table-cell>
          </table:table-row>
          <table:table-row>
            <table:table-cell table:style-name="Table1.A2" office:value-type="string">
              <text:p text:style-name="Table_20_Contents">113 </text:p>
            </table:table-cell>
            <table:table-cell table:style-name="Table1.A2" office:value-type="string">
              <text:p text:style-name="Table_20_Contents">/disk1 </text:p>
            </table:table-cell>
            <table:table-cell table:style-name="Table1.C2" office:value-type="string">
              <text:p text:style-name="Table_20_Contents">42G </text:p>
            </table:table-cell>
          </table:table-row>
          <table:table-row>
            <table:table-cell table:style-name="Table1.A2" office:value-type="string">
              <text:p text:style-name="Table_20_Contents">113 </text:p>
            </table:table-cell>
            <table:table-cell table:style-name="Table1.A2" office:value-type="string">
              <text:p text:style-name="Table_20_Contents">/disk2 </text:p>
            </table:table-cell>
            <table:table-cell table:style-name="Table1.C2" office:value-type="string">
              <text:p text:style-name="Table_20_Contents">50G </text:p>
            </table:table-cell>
          </table:table-row>
          <table:table-row>
            <table:table-cell table:style-name="Table1.A2" office:value-type="string">
              <text:p text:style-name="Table_20_Contents">113 </text:p>
            </table:table-cell>
            <table:table-cell table:style-name="Table1.A2" office:value-type="string">
              <text:p text:style-name="Table_20_Contents">/disk3 </text:p>
            </table:table-cell>
            <table:table-cell table:style-name="Table1.C2" office:value-type="string">
              <text:p text:style-name="Table_20_Contents">30G </text:p>
            </table:table-cell>
          </table:table-row>
          <table:table-row>
            <table:table-cell table:style-name="Table1.A2" office:value-type="string">
              <text:p text:style-name="Table_20_Contents">113 </text:p>
            </table:table-cell>
            <table:table-cell table:style-name="Table1.A2" office:value-type="string">
              <text:p text:style-name="Table_20_Contents">/disk4 </text:p>
            </table:table-cell>
            <table:table-cell table:style-name="Table1.C2" office:value-type="string">
              <text:p text:style-name="Table_20_Contents">43G </text:p>
            </table:table-cell>
          </table:table-row>
          <table:table-row>
            <table:table-cell table:style-name="Table1.A2" office:value-type="string">
              <text:p text:style-name="Table_20_Contents">114 </text:p>
            </table:table-cell>
            <table:table-cell table:style-name="Table1.A2" office:value-type="string">
              <text:p text:style-name="Table_20_Contents">/disk1 </text:p>
            </table:table-cell>
            <table:table-cell table:style-name="Table1.C2" office:value-type="string">
              <text:p text:style-name="Table_20_Contents">34G </text:p>
            </table:table-cell>
          </table:table-row>
          <table:table-row>
            <table:table-cell table:style-name="Table1.A2" office:value-type="string">
              <text:p text:style-name="Table_20_Contents">114 </text:p>
            </table:table-cell>
            <table:table-cell table:style-name="Table1.A2" office:value-type="string">
              <text:p text:style-name="Table_20_Contents">/disk2 </text:p>
            </table:table-cell>
            <table:table-cell table:style-name="Table1.C2" office:value-type="string">
              <text:p text:style-name="Table_20_Contents">37G </text:p>
            </table:table-cell>
          </table:table-row>
          <table:table-row>
            <table:table-cell table:style-name="Table1.A2" office:value-type="string">
              <text:p text:style-name="Table_20_Contents">114 </text:p>
            </table:table-cell>
            <table:table-cell table:style-name="Table1.A2" office:value-type="string">
              <text:p text:style-name="Table_20_Contents">/disk3 </text:p>
            </table:table-cell>
            <table:table-cell table:style-name="Table1.C2" office:value-type="string">
              <text:p text:style-name="Table_20_Contents">24G </text:p>
            </table:table-cell>
          </table:table-row>
          <table:table-row>
            <table:table-cell table:style-name="Table1.A2" office:value-type="string">
              <text:p text:style-name="Table_20_Contents">114 </text:p>
            </table:table-cell>
            <table:table-cell table:style-name="Table1.A2" office:value-type="string">
              <text:p text:style-name="Table_20_Contents">/disk4 </text:p>
            </table:table-cell>
            <table:table-cell table:style-name="Table1.C2" office:value-type="string">
              <text:p text:style-name="Table_20_Contents">33G </text:p>
            </table:table-cell>
          </table:table-row>
          <table:table-row>
            <table:table-cell table:style-name="Table1.A2" office:value-type="string">
              <text:p text:style-name="Table_20_Contents">115 </text:p>
            </table:table-cell>
            <table:table-cell table:style-name="Table1.A2" office:value-type="string">
              <text:p text:style-name="Table_20_Contents">/disk1 </text:p>
            </table:table-cell>
            <table:table-cell table:style-name="Table1.C2" office:value-type="string">
              <text:p text:style-name="Table_20_Contents">17G </text:p>
            </table:table-cell>
          </table:table-row>
          <table:table-row>
            <table:table-cell table:style-name="Table1.A2" office:value-type="string">
              <text:p text:style-name="Table_20_Contents">115 </text:p>
            </table:table-cell>
            <table:table-cell table:style-name="Table1.A2" office:value-type="string">
              <text:p text:style-name="Table_20_Contents">/disk2 </text:p>
            </table:table-cell>
            <table:table-cell table:style-name="Table1.C2" office:value-type="string">
              <text:p text:style-name="Table_20_Contents">47G </text:p>
            </table:table-cell>
          </table:table-row>
          <table:table-row>
            <table:table-cell table:style-name="Table1.A2" office:value-type="string">
              <text:p text:style-name="Table_20_Contents">115 </text:p>
            </table:table-cell>
            <table:table-cell table:style-name="Table1.A2" office:value-type="string">
              <text:p text:style-name="Table_20_Contents">/disk3 </text:p>
            </table:table-cell>
            <table:table-cell table:style-name="Table1.C2" office:value-type="string">
              <text:p text:style-name="Table_20_Contents">3 </text:p>
            </table:table-cell>
          </table:table-row>
          <table:table-row>
            <table:table-cell table:style-name="Table1.A2" office:value-type="string">
              <text:p text:style-name="Table_20_Contents">115 </text:p>
            </table:table-cell>
            <table:table-cell table:style-name="Table1.A2" office:value-type="string">
              <text:p text:style-name="Table_20_Contents">/disk4 </text:p>
            </table:table-cell>
            <table:table-cell table:style-name="Table1.C2" office:value-type="string">
              <text:p text:style-name="Table_20_Contents">25G </text:p>
            </table:table-cell>
          </table:table-row>
          <table:table-row>
            <table:table-cell table:style-name="Table1.A2" office:value-type="string">
              <text:p text:style-name="Table_20_Contents">116 </text:p>
            </table:table-cell>
            <table:table-cell table:style-name="Table1.A2" office:value-type="string">
              <text:p text:style-name="Table_20_Contents">/disk1 </text:p>
            </table:table-cell>
            <table:table-cell table:style-name="Table1.C2" office:value-type="string">
              <text:p text:style-name="Table_20_Contents">36G </text:p>
            </table:table-cell>
          </table:table-row>
          <table:table-row>
            <table:table-cell table:style-name="Table1.A2" office:value-type="string">
              <text:p text:style-name="Table_20_Contents">116 </text:p>
            </table:table-cell>
            <table:table-cell table:style-name="Table1.A2" office:value-type="string">
              <text:p text:style-name="Table_20_Contents">/disk2 </text:p>
            </table:table-cell>
            <table:table-cell table:style-name="Table1.C2" office:value-type="string">
              <text:p text:style-name="Table_20_Contents">47G </text:p>
            </table:table-cell>
          </table:table-row>
          <table:table-row>
            <table:table-cell table:style-name="Table1.A2" office:value-type="string">
              <text:p text:style-name="Table_20_Contents">116 </text:p>
            </table:table-cell>
            <table:table-cell table:style-name="Table1.A2" office:value-type="string">
              <text:p text:style-name="Table_20_Contents">/disk3/mnt/EoRd/gsbuser/VLBI/raw_voltage.1bit.0329.4.dat </text:p>
            </table:table-cell>
            <table:table-cell table:style-name="Table1.C2" office:value-type="string">
              <text:p text:style-name="Table_20_Contents">32G </text:p>
            </table:table-cell>
          </table:table-row>
          <table:table-row>
            <table:table-cell table:style-name="Table1.A2" office:value-type="string">
              <text:p text:style-name="Table_20_Contents">116 </text:p>
            </table:table-cell>
            <table:table-cell table:style-name="Table1.A2" office:value-type="string">
              <text:p text:style-name="Table_20_Contents">/disk4 </text:p>
            </table:table-cell>
            <table:table-cell table:style-name="Table1.C2" office:value-type="string">
              <text:p text:style-name="Table_20_Contents">82G </text:p>
            </table:table-cell>
          </table:table-row>
          <table:table-row>
            <table:table-cell table:style-name="Table1.A2" office:value-type="string">
              <text:p text:style-name="Table_20_Contents">117 </text:p>
            </table:table-cell>
            <table:table-cell table:style-name="Table1.A2" office:value-type="string">
              <text:p text:style-name="Table_20_Contents">/disk1 </text:p>
            </table:table-cell>
            <table:table-cell table:style-name="Table1.C2" office:value-type="string">
              <text:p text:style-name="Table_20_Contents">92G </text:p>
            </table:table-cell>
          </table:table-row>
          <table:table-row>
            <table:table-cell table:style-name="Table1.A2" office:value-type="string">
              <text:p text:style-name="Table_20_Contents">117 </text:p>
            </table:table-cell>
            <table:table-cell table:style-name="Table1.A2" office:value-type="string">
              <text:p text:style-name="Table_20_Contents">/disk2 </text:p>
            </table:table-cell>
            <table:table-cell table:style-name="Table1.C2" office:value-type="string">
              <text:p text:style-name="Table_20_Contents">56G </text:p>
            </table:table-cell>
          </table:table-row>
          <table:table-row>
            <table:table-cell table:style-name="Table1.A2" office:value-type="string">
              <text:p text:style-name="Table_20_Contents">117 </text:p>
            </table:table-cell>
            <table:table-cell table:style-name="Table1.A2" office:value-type="string">
              <text:p text:style-name="Table_20_Contents">/disk3 </text:p>
            </table:table-cell>
            <table:table-cell table:style-name="Table1.C2" office:value-type="string">
              <text:p text:style-name="Table_20_Contents">106G </text:p>
            </table:table-cell>
          </table:table-row>
          <table:table-row>
            <table:table-cell table:style-name="Table1.A2" office:value-type="string">
              <text:p text:style-name="Table_20_Contents">117 </text:p>
            </table:table-cell>
            <table:table-cell table:style-name="Table1.A2" office:value-type="string">
              <text:p text:style-name="Table_20_Contents">/disk4 </text:p>
            </table:table-cell>
            <table:table-cell table:style-name="Table1.C2" office:value-type="string">
              <text:p text:style-name="Table_20_Contents">119G </text:p>
            </table:table-cell>
          </table:table-row>
          <table:table-row>
            <table:table-cell table:style-name="Table1.A2" office:value-type="string">
              <text:p text:style-name="Table_20_Contents">118 </text:p>
            </table:table-cell>
            <table:table-cell table:style-name="Table1.A2" office:value-type="string">
              <text:p text:style-name="Table_20_Contents">/disk1 </text:p>
            </table:table-cell>
            <table:table-cell table:style-name="Table1.C2" office:value-type="string">
              <text:p text:style-name="Table_20_Contents">89G </text:p>
            </table:table-cell>
          </table:table-row>
          <table:table-row>
            <table:table-cell table:style-name="Table1.A2" office:value-type="string">
              <text:p text:style-name="Table_20_Contents">118 </text:p>
            </table:table-cell>
            <table:table-cell table:style-name="Table1.A2" office:value-type="string">
              <text:p text:style-name="Table_20_Contents">/disk2 </text:p>
            </table:table-cell>
            <table:table-cell table:style-name="Table1.C2" office:value-type="string">
              <text:p text:style-name="Table_20_Contents">20G </text:p>
            </table:table-cell>
          </table:table-row>
          <table:table-row>
            <table:table-cell table:style-name="Table1.A2" office:value-type="string">
              <text:p text:style-name="Table_20_Contents">118 </text:p>
            </table:table-cell>
            <table:table-cell table:style-name="Table1.A2" office:value-type="string">
              <text:p text:style-name="Table_20_Contents">/disk3 </text:p>
            </table:table-cell>
            <table:table-cell table:style-name="Table1.C2" office:value-type="string">
              <text:p text:style-name="Table_20_Contents">55G </text:p>
            </table:table-cell>
          </table:table-row>
          <text:soft-page-break/>
          <table:table-row>
            <table:table-cell table:style-name="Table1.A2" office:value-type="string">
              <text:p text:style-name="Table_20_Contents">118 </text:p>
            </table:table-cell>
            <table:table-cell table:style-name="Table1.A2" office:value-type="string">
              <text:p text:style-name="Table_20_Contents">/disk4 </text:p>
            </table:table-cell>
            <table:table-cell table:style-name="Table1.C2" office:value-type="string">
              <text:p text:style-name="Table_20_Contents">54G </text:p>
            </table:table-cell>
          </table:table-row>
        </table:table>
        <text:p text:style-name="P3"><text:span text:style-name="T1">nodes 33-48 /mnt/EoR[a,b,c,d]/gsbuser/VLBI/ available space</text:span> 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D"/>
          <table:table-column table:style-name="Table2.E"/>
          <table:table-column table:style-name="Table2.C"/>
          <table:table-column table:style-name="Table2.D"/>
          <table:table-column table:style-name="Table2.E"/>
          <table:table-column table:style-name="Table2.C"/>
          <table:table-column table:style-name="Table2.D"/>
          <table:table-column table:style-name="Table2.E"/>
          <table:table-column table:style-name="Table2.C"/>
          <table:table-column table:style-name="Table2.D"/>
          <table:table-column table:style-name="Table2.E"/>
          <table:table-column table:style-name="Table2.R"/>
          <table:table-row>
            <table:table-cell table:style-name="Table2.A1" office:value-type="string">
              <text:p text:style-name="Table_20_Heading"><text:span text:style-name="T1">Node</text:span> </text:p>
            </table:table-cell>
            <table:table-cell table:style-name="Table2.A1" office:value-type="string">
              <text:p text:style-name="Table_20_Heading"><text:span text:style-name="T1">Location</text:span> </text:p>
            </table:table-cell>
            <table:table-cell table:style-name="Table2.A1" office:value-type="string">
              <text:p text:style-name="Table_20_Heading"><text:span text:style-name="T1">Available Space</text:span> </text:p>
            </table:table-cell>
            <table:table-cell table:style-name="Table2.A1" office:value-type="string">
              <text:p text:style-name="Table_20_Heading"><text:span text:style-name="T1">Node</text:span> </text:p>
            </table:table-cell>
            <table:table-cell table:style-name="Table2.A1" office:value-type="string">
              <text:p text:style-name="Table_20_Heading"><text:span text:style-name="T1">Location</text:span> </text:p>
            </table:table-cell>
            <table:table-cell table:style-name="Table2.A1" office:value-type="string">
              <text:p text:style-name="Table_20_Heading"><text:span text:style-name="T1">Available space</text:span> </text:p>
            </table:table-cell>
            <table:table-cell table:style-name="Table2.A1" office:value-type="string">
              <text:p text:style-name="Table_20_Heading"><text:span text:style-name="T1">Node</text:span> </text:p>
            </table:table-cell>
            <table:table-cell table:style-name="Table2.A1" office:value-type="string">
              <text:p text:style-name="Table_20_Heading"><text:span text:style-name="T1">Location</text:span> </text:p>
            </table:table-cell>
            <table:table-cell table:style-name="Table2.A1" office:value-type="string">
              <text:p text:style-name="Table_20_Heading"><text:span text:style-name="T1">Available space</text:span> </text:p>
            </table:table-cell>
            <table:table-cell table:style-name="Table2.A1" office:value-type="string">
              <text:p text:style-name="Table_20_Heading"><text:span text:style-name="T1">Node</text:span> </text:p>
            </table:table-cell>
            <table:table-cell table:style-name="Table2.A1" office:value-type="string">
              <text:p text:style-name="Table_20_Heading"><text:span text:style-name="T1">Location</text:span> </text:p>
            </table:table-cell>
            <table:table-cell table:style-name="Table2.A1" office:value-type="string">
              <text:p text:style-name="Table_20_Heading"><text:span text:style-name="T1">Available Space</text:span> </text:p>
            </table:table-cell>
            <table:table-cell table:style-name="Table2.A1" office:value-type="string">
              <text:p text:style-name="Table_20_Heading"><text:span text:style-name="T1">Node</text:span> </text:p>
            </table:table-cell>
            <table:table-cell table:style-name="Table2.A1" office:value-type="string">
              <text:p text:style-name="Table_20_Heading"><text:span text:style-name="T1">Location</text:span> </text:p>
            </table:table-cell>
            <table:table-cell table:style-name="Table2.A1" office:value-type="string">
              <text:p text:style-name="Table_20_Heading"><text:span text:style-name="T1">Available Space</text:span> </text:p>
            </table:table-cell>
            <table:table-cell table:style-name="Table2.A1" office:value-type="string">
              <text:p text:style-name="Table_20_Heading"><text:span text:style-name="T1">Node</text:span> </text:p>
            </table:table-cell>
            <table:table-cell table:style-name="Table2.A1" office:value-type="string">
              <text:p text:style-name="Table_20_Heading"><text:span text:style-name="T1">Location</text:span> </text:p>
            </table:table-cell>
            <table:table-cell table:style-name="Table2.R1" office:value-type="string">
              <text:p text:style-name="Table_20_Heading"><text:span text:style-name="T1">Available Space</text:span> </text:p>
            </table:table-cell>
          </table:table-row>
          <table:table-row>
            <table:table-cell table:style-name="Table2.A2" office:value-type="string">
              <text:p text:style-name="Table_20_Contents">33 </text:p>
            </table:table-cell>
            <table:table-cell table:style-name="Table2.A2" office:value-type="string">
              <text:p text:style-name="Table_20_Contents">/EoR1 </text:p>
            </table:table-cell>
            <table:table-cell table:style-name="Table2.A2" office:value-type="string">
              <text:p text:style-name="Table_20_Contents">6.1G </text:p>
            </table:table-cell>
            <table:table-cell table:style-name="Table2.A2" office:value-type="string">
              <text:p text:style-name="Table_20_Contents">39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298G </text:p>
            </table:table-cell>
            <table:table-cell table:style-name="Table2.A2" office:value-type="string">
              <text:p text:style-name="Table_20_Contents">45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8.8G </text:p>
            </table:table-cell>
            <table:table-cell table:style-name="Table2.A2" office:value-type="string">
              <text:p text:style-name="Table_20_Contents">35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A2" office:value-type="string">
              <text:p text:style-name="Table_20_Contents">6.5G </text:p>
            </table:table-cell>
            <table:table-cell table:style-name="Table2.A2" office:value-type="string">
              <text:p text:style-name="Table_20_Contents">41 </text:p>
            </table:table-cell>
            <table:table-cell table:style-name="Table2.A2" office:value-type="string">
              <text:p text:style-name="Table_20_Contents">/mnt/a(no VLBI dir.) </text:p>
            </table:table-cell>
            <table:table-cell table:style-name="Table2.A2" office:value-type="string">
              <text:p text:style-name="Table_20_Contents">466G </text:p>
            </table:table-cell>
            <table:table-cell table:style-name="Table2.A2" office:value-type="string">
              <text:p text:style-name="Table_20_Contents">47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R2" office:value-type="string">
              <text:p text:style-name="Table_20_Contents">458G </text:p>
            </table:table-cell>
          </table:table-row>
          <table:table-row>
            <table:table-cell table:style-name="Table2.A2" office:value-type="string">
              <text:p text:style-name="Table_20_Contents">33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6.1G </text:p>
            </table:table-cell>
            <table:table-cell table:style-name="Table2.A2" office:value-type="string">
              <text:p text:style-name="Table_20_Contents">39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335G </text:p>
            </table:table-cell>
            <table:table-cell table:style-name="Table2.A2" office:value-type="string">
              <text:p text:style-name="Table_20_Contents">45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8.9G </text:p>
            </table:table-cell>
            <table:table-cell table:style-name="Table2.A2" office:value-type="string">
              <text:p text:style-name="Table_20_Contents">35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A2" office:value-type="string">
              <text:p text:style-name="Table_20_Contents">531M </text:p>
            </table:table-cell>
            <table:table-cell table:style-name="Table2.A2" office:value-type="string">
              <text:p text:style-name="Table_20_Contents">41 </text:p>
            </table:table-cell>
            <table:table-cell table:style-name="Table2.A2" office:value-type="string">
              <text:p text:style-name="Table_20_Contents">/mnt/b(no VLBI dir.) </text:p>
            </table:table-cell>
            <table:table-cell table:style-name="Table2.A2" office:value-type="string">
              <text:p text:style-name="Table_20_Contents">466G </text:p>
            </table:table-cell>
            <table:table-cell table:style-name="Table2.A2" office:value-type="string">
              <text:p text:style-name="Table_20_Contents">47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R2" office:value-type="string">
              <text:p text:style-name="Table_20_Contents">440G </text:p>
            </table:table-cell>
          </table:table-row>
          <table:table-row>
            <table:table-cell table:style-name="Table2.A2" office:value-type="string">
              <text:p text:style-name="Table_20_Contents">33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6.2G </text:p>
            </table:table-cell>
            <table:table-cell table:style-name="Table2.A2" office:value-type="string">
              <text:p text:style-name="Table_20_Contents">39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331G </text:p>
            </table:table-cell>
            <table:table-cell table:style-name="Table2.A2" office:value-type="string">
              <text:p text:style-name="Table_20_Contents">45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8.9G </text:p>
            </table:table-cell>
            <table:table-cell table:style-name="Table2.A2" office:value-type="string">
              <text:p text:style-name="Table_20_Contents">35 </text:p>
            </table:table-cell>
            <table:table-cell table:style-name="Table2.A2" office:value-type="string">
              <text:p text:style-name="Table_20_Contents">/mnt/c </text:p>
            </table:table-cell>
            <table:table-cell table:style-name="Table2.A2" office:value-type="string">
              <text:p text:style-name="Table_20_Contents">80G </text:p>
            </table:table-cell>
            <table:table-cell table:style-name="Table2.A2" office:value-type="string">
              <text:p text:style-name="Table_20_Contents">41 </text:p>
            </table:table-cell>
            <table:table-cell table:style-name="Table2.A2" office:value-type="string">
              <text:p text:style-name="Table_20_Contents">/mnt/c(no VLBI dir.) </text:p>
            </table:table-cell>
            <table:table-cell table:style-name="Table2.A2" office:value-type="string">
              <text:p text:style-name="Table_20_Contents">466G </text:p>
            </table:table-cell>
            <table:table-cell table:style-name="Table2.A2" office:value-type="string">
              <text:p text:style-name="Table_20_Contents">47 </text:p>
            </table:table-cell>
            <table:table-cell table:style-name="Table2.A2" office:value-type="string">
              <text:p text:style-name="Table_20_Contents">/mnt/c </text:p>
            </table:table-cell>
            <table:table-cell table:style-name="Table2.R2" office:value-type="string">
              <text:p text:style-name="Table_20_Contents">245G </text:p>
            </table:table-cell>
          </table:table-row>
          <table:table-row>
            <table:table-cell table:style-name="Table2.A2" office:value-type="string">
              <text:p text:style-name="Table_20_Contents">33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6.2G </text:p>
            </table:table-cell>
            <table:table-cell table:style-name="Table2.A2" office:value-type="string">
              <text:p text:style-name="Table_20_Contents">39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302G </text:p>
            </table:table-cell>
            <table:table-cell table:style-name="Table2.A2" office:value-type="string">
              <text:p text:style-name="Table_20_Contents">45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9.3G </text:p>
            </table:table-cell>
            <table:table-cell table:style-name="Table2.A2" office:value-type="string">
              <text:p text:style-name="Table_20_Contents">35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A2" office:value-type="string">
              <text:p text:style-name="Table_20_Contents">27G </text:p>
            </table:table-cell>
            <table:table-cell table:style-name="Table2.A2" office:value-type="string">
              <text:p text:style-name="Table_20_Contents">41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A2" office:value-type="string">
              <text:p text:style-name="Table_20_Contents">466G </text:p>
            </table:table-cell>
            <table:table-cell table:style-name="Table2.A2" office:value-type="string">
              <text:p text:style-name="Table_20_Contents">47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R2" office:value-type="string">
              <text:p text:style-name="Table_20_Contents">378G </text:p>
            </table:table-cell>
          </table:table-row>
          <table:table-row>
            <table:table-cell table:style-name="Table2.A2" office:value-type="string">
              <text:p text:style-name="Table_20_Contents">34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0 </text:p>
            </table:table-cell>
            <table:table-cell table:style-name="Table2.A2" office:value-type="string">
              <text:p text:style-name="Table_20_Contents">40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287G </text:p>
            </table:table-cell>
            <table:table-cell table:style-name="Table2.A2" office:value-type="string">
              <text:p text:style-name="Table_20_Contents">46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 ? </text:p>
            </table:table-cell>
            <table:table-cell table:style-name="Table2.A2" office:value-type="string">
              <text:p text:style-name="Table_20_Contents">36 </text:p>
            </table:table-cell>
            <table:table-cell table:style-name="Table2.A2" office:value-type="string">
              <text:p text:style-name="Table_20_Contents">/nmt/a </text:p>
            </table:table-cell>
            <table:table-cell table:style-name="Table2.A2" office:value-type="string">
              <text:p text:style-name="Table_20_Contents">20K </text:p>
            </table:table-cell>
            <table:table-cell table:style-name="Table2.A2" office:value-type="string">
              <text:p text:style-name="Table_20_Contents">42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A2" office:value-type="string">
              <text:p text:style-name="Table_20_Contents">2.6G </text:p>
            </table:table-cell>
            <table:table-cell table:style-name="Table2.A2" office:value-type="string">
              <text:p text:style-name="Table_20_Contents">48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R2" office:value-type="string">
              <text:p text:style-name="Table_20_Contents">345G </text:p>
            </table:table-cell>
          </table:table-row>
          <table:table-row>
            <table:table-cell table:style-name="Table2.A2" office:value-type="string">
              <text:p text:style-name="Table_20_Contents">34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0 </text:p>
            </table:table-cell>
            <table:table-cell table:style-name="Table2.A2" office:value-type="string">
              <text:p text:style-name="Table_20_Contents">40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627G </text:p>
            </table:table-cell>
            <table:table-cell table:style-name="Table2.A2" office:value-type="string">
              <text:p text:style-name="Table_20_Contents">46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 ? </text:p>
            </table:table-cell>
            <table:table-cell table:style-name="Table2.A2" office:value-type="string">
              <text:p text:style-name="Table_20_Contents">36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A2" office:value-type="string">
              <text:p text:style-name="Table_20_Contents">20K </text:p>
            </table:table-cell>
            <table:table-cell table:style-name="Table2.A2" office:value-type="string">
              <text:p text:style-name="Table_20_Contents">42 </text:p>
            </table:table-cell>
            <table:table-cell table:style-name="Table2.A2" office:value-type="string">
              <text:p text:style-name="Table_20_Contents">/mnt/b(no VLBI dir.) </text:p>
            </table:table-cell>
            <table:table-cell table:style-name="Table2.A2" office:value-type="string">
              <text:p text:style-name="Table_20_Contents">1.7G </text:p>
            </table:table-cell>
            <table:table-cell table:style-name="Table2.A2" office:value-type="string">
              <text:p text:style-name="Table_20_Contents">48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R2" office:value-type="string">
              <text:p text:style-name="Table_20_Contents">337G </text:p>
            </table:table-cell>
          </table:table-row>
          <table:table-row>
            <table:table-cell table:style-name="Table2.A2" office:value-type="string">
              <text:p text:style-name="Table_20_Contents">34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0 </text:p>
            </table:table-cell>
            <table:table-cell table:style-name="Table2.A2" office:value-type="string">
              <text:p text:style-name="Table_20_Contents">40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2.4G </text:p>
            </table:table-cell>
            <table:table-cell table:style-name="Table2.A2" office:value-type="string">
              <text:p text:style-name="Table_20_Contents">46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 ? </text:p>
            </table:table-cell>
            <table:table-cell table:style-name="Table2.A2" office:value-type="string">
              <text:p text:style-name="Table_20_Contents">36 </text:p>
            </table:table-cell>
            <table:table-cell table:style-name="Table2.A2" office:value-type="string">
              <text:p text:style-name="Table_20_Contents">/mnt/c </text:p>
            </table:table-cell>
            <table:table-cell table:style-name="Table2.A2" office:value-type="string">
              <text:p text:style-name="Table_20_Contents">63G </text:p>
            </table:table-cell>
            <table:table-cell table:style-name="Table2.A2" office:value-type="string">
              <text:p text:style-name="Table_20_Contents">42 </text:p>
            </table:table-cell>
            <table:table-cell table:style-name="Table2.A2" office:value-type="string">
              <text:p text:style-name="Table_20_Contents">/mnt/c(no gsbuser dir.) </text:p>
            </table:table-cell>
            <table:table-cell table:style-name="Table2.A2" office:value-type="string">
              <text:p text:style-name="Table_20_Contents">500G </text:p>
            </table:table-cell>
            <table:table-cell table:style-name="Table2.A2" office:value-type="string">
              <text:p text:style-name="Table_20_Contents">48 </text:p>
            </table:table-cell>
            <table:table-cell table:style-name="Table2.A2" office:value-type="string">
              <text:p text:style-name="Table_20_Contents">/mnt/c </text:p>
            </table:table-cell>
            <table:table-cell table:style-name="Table2.R2" office:value-type="string">
              <text:p text:style-name="Table_20_Contents">279G </text:p>
            </table:table-cell>
          </table:table-row>
          <table:table-row>
            <table:table-cell table:style-name="Table2.A2" office:value-type="string">
              <text:p text:style-name="Table_20_Contents">34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0 </text:p>
            </table:table-cell>
            <table:table-cell table:style-name="Table2.A2" office:value-type="string">
              <text:p text:style-name="Table_20_Contents">40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2.4G </text:p>
            </table:table-cell>
            <table:table-cell table:style-name="Table2.A2" office:value-type="string">
              <text:p text:style-name="Table_20_Contents">46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 ? </text:p>
            </table:table-cell>
            <table:table-cell table:style-name="Table2.A2" office:value-type="string">
              <text:p text:style-name="Table_20_Contents">36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A2" office:value-type="string">
              <text:p text:style-name="Table_20_Contents">33G </text:p>
            </table:table-cell>
            <table:table-cell table:style-name="Table2.A2" office:value-type="string">
              <text:p text:style-name="Table_20_Contents">42 </text:p>
            </table:table-cell>
            <table:table-cell table:style-name="Table2.A2" office:value-type="string">
              <text:p text:style-name="Table_20_Contents">/mnt/d(no VLBI dir.) </text:p>
            </table:table-cell>
            <table:table-cell table:style-name="Table2.A2" office:value-type="string">
              <text:p text:style-name="Table_20_Contents">999M </text:p>
            </table:table-cell>
            <table:table-cell table:style-name="Table2.A2" office:value-type="string">
              <text:p text:style-name="Table_20_Contents">48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R2" office:value-type="string">
              <text:p text:style-name="Table_20_Contents">89G </text:p>
            </table:table-cell>
          </table:table-row>
          <table:table-row>
            <table:table-cell table:style-name="Table2.A2" office:value-type="string">
              <text:p text:style-name="Table_20_Contents">35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15G </text:p>
            </table:table-cell>
            <table:table-cell table:style-name="Table2.A2" office:value-type="string">
              <text:p text:style-name="Table_20_Contents">41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2.3Gknow </text:p>
            </table:table-cell>
            <table:table-cell table:style-name="Table2.A2" office:value-type="string">
              <text:p text:style-name="Table_20_Contents">47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489G </text:p>
            </table:table-cell>
            <table:table-cell table:style-name="Table2.A2" office:value-type="string">
              <text:p text:style-name="Table_20_Contents">37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A2" office:value-type="string">
              <text:p text:style-name="Table_20_Contents">146G </text:p>
            </table:table-cell>
            <table:table-cell table:style-name="Table2.A2" office:value-type="string">
              <text:p text:style-name="Table_20_Contents">43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A2" office:value-type="string">
              <text:p text:style-name="Table_20_Contents">358G </text:p>
            </table:table-cell>
            <table:table-cell table:style-name="Table2.P10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5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16G </text:p>
            </table:table-cell>
            <table:table-cell table:style-name="Table2.A2" office:value-type="string">
              <text:p text:style-name="Table_20_Contents">41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2.3G </text:p>
            </table:table-cell>
            <table:table-cell table:style-name="Table2.A2" office:value-type="string">
              <text:p text:style-name="Table_20_Contents">47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542G </text:p>
            </table:table-cell>
            <table:table-cell table:style-name="Table2.A2" office:value-type="string">
              <text:p text:style-name="Table_20_Contents">37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A2" office:value-type="string">
              <text:p text:style-name="Table_20_Contents">20K </text:p>
            </table:table-cell>
            <table:table-cell table:style-name="Table2.A2" office:value-type="string">
              <text:p text:style-name="Table_20_Contents">43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A2" office:value-type="string">
              <text:p text:style-name="Table_20_Contents">336G </text:p>
            </table:table-cell>
            <table:table-cell table:style-name="Table2.P11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5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19G </text:p>
            </table:table-cell>
            <table:table-cell table:style-name="Table2.A2" office:value-type="string">
              <text:p text:style-name="Table_20_Contents">41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2.3G </text:p>
            </table:table-cell>
            <table:table-cell table:style-name="Table2.A2" office:value-type="string">
              <text:p text:style-name="Table_20_Contents">47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191G </text:p>
            </table:table-cell>
            <table:table-cell table:style-name="Table2.A2" office:value-type="string">
              <text:p text:style-name="Table_20_Contents">37 </text:p>
            </table:table-cell>
            <table:table-cell table:style-name="Table2.A2" office:value-type="string">
              <text:p text:style-name="Table_20_Contents">/mnt/c </text:p>
            </table:table-cell>
            <table:table-cell table:style-name="Table2.A2" office:value-type="string">
              <text:p text:style-name="Table_20_Contents">65G </text:p>
            </table:table-cell>
            <table:table-cell table:style-name="Table2.A2" office:value-type="string">
              <text:p text:style-name="Table_20_Contents">43 </text:p>
            </table:table-cell>
            <table:table-cell table:style-name="Table2.A2" office:value-type="string">
              <text:p text:style-name="Table_20_Contents">/mnt/c </text:p>
            </table:table-cell>
            <table:table-cell table:style-name="Table2.A2" office:value-type="string">
              <text:p text:style-name="Table_20_Contents">419G </text:p>
            </table:table-cell>
            <table:table-cell table:style-name="Table2.P12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5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16G </text:p>
            </table:table-cell>
            <table:table-cell table:style-name="Table2.A2" office:value-type="string">
              <text:p text:style-name="Table_20_Contents">41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2.3G </text:p>
            </table:table-cell>
            <table:table-cell table:style-name="Table2.A2" office:value-type="string">
              <text:p text:style-name="Table_20_Contents">47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415G </text:p>
            </table:table-cell>
            <table:table-cell table:style-name="Table2.A2" office:value-type="string">
              <text:p text:style-name="Table_20_Contents">37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A2" office:value-type="string">
              <text:p text:style-name="Table_20_Contents">27G </text:p>
            </table:table-cell>
            <table:table-cell table:style-name="Table2.A2" office:value-type="string">
              <text:p text:style-name="Table_20_Contents">43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A2" office:value-type="string">
              <text:p text:style-name="Table_20_Contents">355G </text:p>
            </table:table-cell>
            <table:table-cell table:style-name="Table2.P13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6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8.4G </text:p>
            </table:table-cell>
            <table:table-cell table:style-name="Table2.A2" office:value-type="string">
              <text:p text:style-name="Table_20_Contents">42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482G </text:p>
            </table:table-cell>
            <table:table-cell table:style-name="Table2.A2" office:value-type="string">
              <text:p text:style-name="Table_20_Contents">48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635G </text:p>
            </table:table-cell>
            <table:table-cell table:style-name="Table2.A2" office:value-type="string">
              <text:p text:style-name="Table_20_Contents">38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A2" office:value-type="string">
              <text:p text:style-name="Table_20_Contents">56G </text:p>
            </table:table-cell>
            <table:table-cell table:style-name="Table2.A2" office:value-type="string">
              <text:p text:style-name="Table_20_Contents">44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A2" office:value-type="string">
              <text:p text:style-name="Table_20_Contents">358G </text:p>
            </table:table-cell>
            <table:table-cell table:style-name="Table2.P14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6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8.5G </text:p>
            </table:table-cell>
            <table:table-cell table:style-name="Table2.A2" office:value-type="string">
              <text:p text:style-name="Table_20_Contents">42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482G </text:p>
            </table:table-cell>
            <table:table-cell table:style-name="Table2.A2" office:value-type="string">
              <text:p text:style-name="Table_20_Contents">48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884G </text:p>
            </table:table-cell>
            <table:table-cell table:style-name="Table2.A2" office:value-type="string">
              <text:p text:style-name="Table_20_Contents">38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A2" office:value-type="string">
              <text:p text:style-name="Table_20_Contents">8.7G </text:p>
            </table:table-cell>
            <table:table-cell table:style-name="Table2.A2" office:value-type="string">
              <text:p text:style-name="Table_20_Contents">44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A2" office:value-type="string">
              <text:p text:style-name="Table_20_Contents">337G </text:p>
            </table:table-cell>
            <table:table-cell table:style-name="Table2.P15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6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8.5G </text:p>
            </table:table-cell>
            <table:table-cell table:style-name="Table2.A2" office:value-type="string">
              <text:p text:style-name="Table_20_Contents">42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232G </text:p>
            </table:table-cell>
            <table:table-cell table:style-name="Table2.A2" office:value-type="string">
              <text:p text:style-name="Table_20_Contents">48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641G </text:p>
            </table:table-cell>
            <table:table-cell table:style-name="Table2.A2" office:value-type="string">
              <text:p text:style-name="Table_20_Contents">38 </text:p>
            </table:table-cell>
            <table:table-cell table:style-name="Table2.A2" office:value-type="string">
              <text:p text:style-name="Table_20_Contents">/mnt/c </text:p>
            </table:table-cell>
            <table:table-cell table:style-name="Table2.A2" office:value-type="string">
              <text:p text:style-name="Table_20_Contents">92G </text:p>
            </table:table-cell>
            <table:table-cell table:style-name="Table2.A2" office:value-type="string">
              <text:p text:style-name="Table_20_Contents">44 </text:p>
            </table:table-cell>
            <table:table-cell table:style-name="Table2.A2" office:value-type="string">
              <text:p text:style-name="Table_20_Contents">/mnt/c </text:p>
            </table:table-cell>
            <table:table-cell table:style-name="Table2.A2" office:value-type="string">
              <text:p text:style-name="Table_20_Contents">375G </text:p>
            </table:table-cell>
            <table:table-cell table:style-name="Table2.P16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6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8.5G </text:p>
            </table:table-cell>
            <table:table-cell table:style-name="Table2.A2" office:value-type="string">
              <text:p text:style-name="Table_20_Contents">42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152G </text:p>
            </table:table-cell>
            <table:table-cell table:style-name="Table2.A2" office:value-type="string">
              <text:p text:style-name="Table_20_Contents">48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442G </text:p>
            </table:table-cell>
            <table:table-cell table:style-name="Table2.A2" office:value-type="string">
              <text:p text:style-name="Table_20_Contents">38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A2" office:value-type="string">
              <text:p text:style-name="Table_20_Contents">27G </text:p>
            </table:table-cell>
            <table:table-cell table:style-name="Table2.A2" office:value-type="string">
              <text:p text:style-name="Table_20_Contents">44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A2" office:value-type="string">
              <text:p text:style-name="Table_20_Contents">355G </text:p>
            </table:table-cell>
            <table:table-cell table:style-name="Table2.P17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7 </text:p>
            </table:table-cell>
            <table:table-cell table:style-name="Table2.A2" office:value-type="string">
              <text:p text:style-name="Table_20_Contents">/EoRaknow </text:p>
            </table:table-cell>
            <table:table-cell table:style-name="Table2.A2" office:value-type="string">
              <text:p text:style-name="Table_20_Contents">175G </text:p>
            </table:table-cell>
            <table:table-cell table:style-name="Table2.A2" office:value-type="string">
              <text:p text:style-name="Table_20_Contents">43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433G </text:p>
            </table:table-cell>
            <table:table-cell table:style-name="Table2.A2" office:value-type="string">
              <text:p text:style-name="Table_20_Contents">33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A2" office:value-type="string">
              <text:p text:style-name="Table_20_Contents">20K </text:p>
            </table:table-cell>
            <table:table-cell table:style-name="Table2.A2" office:value-type="string">
              <text:p text:style-name="Table_20_Contents">39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A2" office:value-type="string">
              <text:p text:style-name="Table_20_Contents">50G </text:p>
            </table:table-cell>
            <table:table-cell table:style-name="Table2.A2" office:value-type="string">
              <text:p text:style-name="Table_20_Contents">45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A2" office:value-type="string">
              <text:p text:style-name="Table_20_Contents">31G </text:p>
            </table:table-cell>
            <table:table-cell table:style-name="Table2.P18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7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183G </text:p>
            </table:table-cell>
            <table:table-cell table:style-name="Table2.A2" office:value-type="string">
              <text:p text:style-name="Table_20_Contents">43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402G </text:p>
            </table:table-cell>
            <table:table-cell table:style-name="Table2.A2" office:value-type="string">
              <text:p text:style-name="Table_20_Contents">33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A2" office:value-type="string">
              <text:p text:style-name="Table_20_Contents">43G </text:p>
            </table:table-cell>
            <table:table-cell table:style-name="Table2.A2" office:value-type="string">
              <text:p text:style-name="Table_20_Contents">39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A2" office:value-type="string">
              <text:p text:style-name="Table_20_Contents">5.0G </text:p>
            </table:table-cell>
            <table:table-cell table:style-name="Table2.A2" office:value-type="string">
              <text:p text:style-name="Table_20_Contents">45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A2" office:value-type="string">
              <text:p text:style-name="Table_20_Contents">8.4G </text:p>
            </table:table-cell>
            <table:table-cell table:style-name="Table2.P19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7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251G </text:p>
            </table:table-cell>
            <table:table-cell table:style-name="Table2.A2" office:value-type="string">
              <text:p text:style-name="Table_20_Contents">43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318G </text:p>
            </table:table-cell>
            <table:table-cell table:style-name="Table2.A2" office:value-type="string">
              <text:p text:style-name="Table_20_Contents">33 </text:p>
            </table:table-cell>
            <table:table-cell table:style-name="Table2.A2" office:value-type="string">
              <text:p text:style-name="Table_20_Contents">/mnt/c </text:p>
            </table:table-cell>
            <table:table-cell table:style-name="Table2.A2" office:value-type="string">
              <text:p text:style-name="Table_20_Contents">45G </text:p>
            </table:table-cell>
            <table:table-cell table:style-name="Table2.A2" office:value-type="string">
              <text:p text:style-name="Table_20_Contents">39 </text:p>
            </table:table-cell>
            <table:table-cell table:style-name="Table2.A2" office:value-type="string">
              <text:p text:style-name="Table_20_Contents">/mnt/c </text:p>
            </table:table-cell>
            <table:table-cell table:style-name="Table2.A2" office:value-type="string">
              <text:p text:style-name="Table_20_Contents">85G </text:p>
            </table:table-cell>
            <table:table-cell table:style-name="Table2.A2" office:value-type="string">
              <text:p text:style-name="Table_20_Contents">45 </text:p>
            </table:table-cell>
            <table:table-cell table:style-name="Table2.A2" office:value-type="string">
              <text:p text:style-name="Table_20_Contents">/mnt/c </text:p>
            </table:table-cell>
            <table:table-cell table:style-name="Table2.A2" office:value-type="string">
              <text:p text:style-name="Table_20_Contents">91G </text:p>
            </table:table-cell>
            <table:table-cell table:style-name="Table2.P20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7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183G </text:p>
            </table:table-cell>
            <table:table-cell table:style-name="Table2.A2" office:value-type="string">
              <text:p text:style-name="Table_20_Contents">43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321G </text:p>
            </table:table-cell>
            <table:table-cell table:style-name="Table2.A2" office:value-type="string">
              <text:p text:style-name="Table_20_Contents">33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A2" office:value-type="string">
              <text:p text:style-name="Table_20_Contents">56G </text:p>
            </table:table-cell>
            <table:table-cell table:style-name="Table2.A2" office:value-type="string">
              <text:p text:style-name="Table_20_Contents">39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A2" office:value-type="string">
              <text:p text:style-name="Table_20_Contents">27G </text:p>
            </table:table-cell>
            <table:table-cell table:style-name="Table2.A2" office:value-type="string">
              <text:p text:style-name="Table_20_Contents">45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A2" office:value-type="string">
              <text:p text:style-name="Table_20_Contents">27G </text:p>
            </table:table-cell>
            <table:table-cell table:style-name="Table2.P21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8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255G </text:p>
            </table:table-cell>
            <table:table-cell table:style-name="Table2.A2" office:value-type="string">
              <text:p text:style-name="Table_20_Contents">44 </text:p>
            </table:table-cell>
            <table:table-cell table:style-name="Table2.A2" office:value-type="string">
              <text:p text:style-name="Table_20_Contents">/EoRa </text:p>
            </table:table-cell>
            <table:table-cell table:style-name="Table2.A2" office:value-type="string">
              <text:p text:style-name="Table_20_Contents">395G </text:p>
            </table:table-cell>
            <table:table-cell table:style-name="Table2.A2" office:value-type="string">
              <text:p text:style-name="Table_20_Contents">34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A2" office:value-type="string">
              <text:p text:style-name="Table_20_Contents">11G </text:p>
            </table:table-cell>
            <table:table-cell table:style-name="Table2.A2" office:value-type="string">
              <text:p text:style-name="Table_20_Contents">40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A2" office:value-type="string">
              <text:p text:style-name="Table_20_Contents">44G </text:p>
            </table:table-cell>
            <table:table-cell table:style-name="Table2.A2" office:value-type="string">
              <text:p text:style-name="Table_20_Contents">46 </text:p>
            </table:table-cell>
            <table:table-cell table:style-name="Table2.A2" office:value-type="string">
              <text:p text:style-name="Table_20_Contents">/mnt/a </text:p>
            </table:table-cell>
            <table:table-cell table:style-name="Table2.A2" office:value-type="string">
              <text:p text:style-name="Table_20_Contents">31G </text:p>
            </table:table-cell>
            <table:table-cell table:style-name="Table2.P22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8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254G </text:p>
            </table:table-cell>
            <table:table-cell table:style-name="Table2.A2" office:value-type="string">
              <text:p text:style-name="Table_20_Contents">44 </text:p>
            </table:table-cell>
            <table:table-cell table:style-name="Table2.A2" office:value-type="string">
              <text:p text:style-name="Table_20_Contents">/EoRb </text:p>
            </table:table-cell>
            <table:table-cell table:style-name="Table2.A2" office:value-type="string">
              <text:p text:style-name="Table_20_Contents">408G </text:p>
            </table:table-cell>
            <table:table-cell table:style-name="Table2.A2" office:value-type="string">
              <text:p text:style-name="Table_20_Contents">34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A2" office:value-type="string">
              <text:p text:style-name="Table_20_Contents">20K </text:p>
            </table:table-cell>
            <table:table-cell table:style-name="Table2.A2" office:value-type="string">
              <text:p text:style-name="Table_20_Contents">40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A2" office:value-type="string">
              <text:p text:style-name="Table_20_Contents">44G </text:p>
            </table:table-cell>
            <table:table-cell table:style-name="Table2.A2" office:value-type="string">
              <text:p text:style-name="Table_20_Contents">46 </text:p>
            </table:table-cell>
            <table:table-cell table:style-name="Table2.A2" office:value-type="string">
              <text:p text:style-name="Table_20_Contents">/mnt/b </text:p>
            </table:table-cell>
            <table:table-cell table:style-name="Table2.A2" office:value-type="string">
              <text:p text:style-name="Table_20_Contents">8.9G </text:p>
            </table:table-cell>
            <table:table-cell table:style-name="Table2.P23" table:number-columns-spanned="3" office:value-type="string">
              <text:p text:style-name="P2"/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Table_20_Contents">38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255G </text:p>
            </table:table-cell>
            <table:table-cell table:style-name="Table2.A2" office:value-type="string">
              <text:p text:style-name="Table_20_Contents">44 </text:p>
            </table:table-cell>
            <table:table-cell table:style-name="Table2.A2" office:value-type="string">
              <text:p text:style-name="Table_20_Contents">/EoRc </text:p>
            </table:table-cell>
            <table:table-cell table:style-name="Table2.A2" office:value-type="string">
              <text:p text:style-name="Table_20_Contents">497G </text:p>
            </table:table-cell>
            <table:table-cell table:style-name="Table2.A2" office:value-type="string">
              <text:p text:style-name="Table_20_Contents">34 </text:p>
            </table:table-cell>
            <table:table-cell table:style-name="Table2.A2" office:value-type="string">
              <text:p text:style-name="Table_20_Contents">/mnt/c </text:p>
            </table:table-cell>
            <table:table-cell table:style-name="Table2.A2" office:value-type="string">
              <text:p text:style-name="Table_20_Contents">20K </text:p>
            </table:table-cell>
            <table:table-cell table:style-name="Table2.A2" office:value-type="string">
              <text:p text:style-name="Table_20_Contents">40 </text:p>
            </table:table-cell>
            <table:table-cell table:style-name="Table2.A2" office:value-type="string">
              <text:p text:style-name="Table_20_Contents">/mnt/c(no gsbuser dir.) </text:p>
            </table:table-cell>
            <table:table-cell table:style-name="Table2.A2" office:value-type="string">
              <text:p text:style-name="Table_20_Contents">2.4G </text:p>
            </table:table-cell>
            <table:table-cell table:style-name="Table2.A2" office:value-type="string">
              <text:p text:style-name="Table_20_Contents">46 </text:p>
            </table:table-cell>
            <table:table-cell table:style-name="Table2.A2" office:value-type="string">
              <text:p text:style-name="Table_20_Contents">/mnt/c </text:p>
            </table:table-cell>
            <table:table-cell table:style-name="Table2.A2" office:value-type="string">
              <text:p text:style-name="Table_20_Contents">332G </text:p>
            </table:table-cell>
            <table:table-cell table:style-name="Table2.P24" table:number-columns-spanned="3" office:value-type="string">
              <text:p text:style-name="P2"/>
            </table:table-cell>
            <table:covered-table-cell/>
            <table:covered-table-cell/>
          </table:table-row>
          <text:soft-page-break/>
          <table:table-row>
            <table:table-cell table:style-name="Table2.A2" office:value-type="string">
              <text:p text:style-name="Table_20_Contents">38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245G </text:p>
            </table:table-cell>
            <table:table-cell table:style-name="Table2.A2" office:value-type="string">
              <text:p text:style-name="Table_20_Contents">44 </text:p>
            </table:table-cell>
            <table:table-cell table:style-name="Table2.A2" office:value-type="string">
              <text:p text:style-name="Table_20_Contents">/EoRd </text:p>
            </table:table-cell>
            <table:table-cell table:style-name="Table2.A2" office:value-type="string">
              <text:p text:style-name="Table_20_Contents">430G </text:p>
            </table:table-cell>
            <table:table-cell table:style-name="Table2.A2" office:value-type="string">
              <text:p text:style-name="Table_20_Contents">34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A2" office:value-type="string">
              <text:p text:style-name="Table_20_Contents">8.2G </text:p>
            </table:table-cell>
            <table:table-cell table:style-name="Table2.A2" office:value-type="string">
              <text:p text:style-name="Table_20_Contents">40 </text:p>
            </table:table-cell>
            <table:table-cell table:style-name="Table2.A2" office:value-type="string">
              <text:p text:style-name="Table_20_Contents">/mnt/d(no gsbuser dir.) </text:p>
            </table:table-cell>
            <table:table-cell table:style-name="Table2.A2" office:value-type="string">
              <text:p text:style-name="Table_20_Contents">2.4G </text:p>
            </table:table-cell>
            <table:table-cell table:style-name="Table2.A2" office:value-type="string">
              <text:p text:style-name="Table_20_Contents">46 </text:p>
            </table:table-cell>
            <table:table-cell table:style-name="Table2.A2" office:value-type="string">
              <text:p text:style-name="Table_20_Contents">/mnt/d </text:p>
            </table:table-cell>
            <table:table-cell table:style-name="Table2.A2" office:value-type="string">
              <text:p text:style-name="Table_20_Contents">35G </text:p>
            </table:table-cell>
            <table:table-cell table:style-name="Table2.P25" table:number-columns-spanned="3" office:value-type="string">
              <text:p text:style-name="P2"/>
            </table:table-cell>
            <table:covered-table-cell/>
            <table:covered-table-cell/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Devanagar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lie Jones</meta:initial-creator>
    <meta:creation-date>2013-07-30T09:20:42</meta:creation-date>
    <meta:document-statistic meta:table-count="2" meta:image-count="0" meta:object-count="0" meta:page-count="5" meta:paragraph-count="613" meta:word-count="1028" meta:character-count="7506" meta:non-whitespace-character-count="5275"/>
    <dc:date>2013-07-30T09:21:28</dc:date>
    <dc:creator>Natalie Jones</dc:creator>
    <meta:editing-duration>PT47S</meta:editing-duration>
    <meta:editing-cycles>1</meta:editing-cycles>
    <meta:generator>LibreOffice/3.4$Unix LibreOffice_project/340m1$Build-502</meta:generator>
  </office:meta>
</office:document-meta>
</file>